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FMono-Regular" svg:font-family="SFMono-Regular, Consolas, 'Liberation Mono', Menlo, Courier,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bda87" officeooo:paragraph-rsid="001bda87"/>
    </style:style>
    <style:style style:name="P2" style:family="paragraph" style:parent-style-name="Standard">
      <style:text-properties officeooo:rsid="001bda87" officeooo:paragraph-rsid="0025d5ac"/>
    </style:style>
    <style:style style:name="P3" style:family="paragraph" style:parent-style-name="Standard">
      <style:text-properties officeooo:rsid="0025d5ac" officeooo:paragraph-rsid="0025d5ac"/>
    </style:style>
    <style:style style:name="P4" style:family="paragraph" style:parent-style-name="Standard">
      <style:text-properties officeooo:paragraph-rsid="0029935b"/>
    </style:style>
    <style:style style:name="P5" style:family="paragraph" style:parent-style-name="Text_20_body">
      <style:text-properties officeooo:paragraph-rsid="001c931b"/>
    </style:style>
    <style:style style:name="P6" style:family="paragraph" style:parent-style-name="Text_20_body">
      <style:text-properties officeooo:paragraph-rsid="001d8e32"/>
    </style:style>
    <style:style style:name="P7" style:family="paragraph" style:parent-style-name="Text_20_body">
      <style:text-properties officeooo:paragraph-rsid="00226651"/>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bold" officeooo:paragraph-rsid="0025d5ac" style:font-weight-asian="bold" style:font-weight-complex="bold"/>
    </style:style>
    <style:style style:name="P10" style:family="paragraph" style:parent-style-name="Text_20_body">
      <style:text-properties officeooo:paragraph-rsid="0029bc7f"/>
    </style:style>
    <style:style style:name="P11" style:family="paragraph" style:parent-style-name="Text_20_body">
      <style:text-properties officeooo:rsid="002b8a89" officeooo:paragraph-rsid="002b8a89"/>
    </style:style>
    <style:style style:name="P12" style:family="paragraph" style:parent-style-name="Text_20_body">
      <style:text-properties officeooo:rsid="002df295" officeooo:paragraph-rsid="002df295"/>
    </style:style>
    <style:style style:name="P13" style:family="paragraph" style:parent-style-name="Text_20_body">
      <style:text-properties officeooo:paragraph-rsid="002e2e07"/>
    </style:style>
    <style:style style:name="P14" style:family="paragraph" style:parent-style-name="Text_20_body">
      <style:text-properties officeooo:paragraph-rsid="002fa53c"/>
    </style:style>
    <style:style style:name="P15" style:family="paragraph" style:parent-style-name="Text_20_body">
      <style:text-properties officeooo:rsid="00316a66" officeooo:paragraph-rsid="00316a66"/>
    </style:style>
    <style:style style:name="P16" style:family="paragraph" style:parent-style-name="Text_20_body">
      <style:text-properties officeooo:paragraph-rsid="00316a66"/>
    </style:style>
    <style:style style:name="P17" style:family="paragraph" style:parent-style-name="Text_20_body">
      <style:text-properties officeooo:rsid="0032280f" officeooo:paragraph-rsid="0032280f"/>
    </style:style>
    <style:style style:name="P18" style:family="paragraph" style:parent-style-name="Text_20_body">
      <style:text-properties officeooo:rsid="003412ac" officeooo:paragraph-rsid="003412ac"/>
    </style:style>
    <style:style style:name="P19" style:family="paragraph" style:parent-style-name="Text_20_body">
      <style:paragraph-properties fo:margin-left="0cm" fo:margin-right="0cm" fo:orphans="2" fo:widows="2" fo:text-indent="0cm" style:auto-text-indent="false"/>
    </style:style>
    <style:style style:name="P20" style:family="paragraph" style:parent-style-name="Text_20_body">
      <style:paragraph-properties fo:margin-left="0cm" fo:margin-right="0cm" fo:orphans="2" fo:widows="2" fo:text-indent="0cm" style:auto-text-indent="false"/>
      <style:text-properties officeooo:paragraph-rsid="001d8e32"/>
    </style:style>
    <style:style style:name="P21" style:family="paragraph" style:parent-style-name="Text_20_body">
      <style:paragraph-properties fo:margin-left="0cm" fo:margin-right="0cm" fo:orphans="2" fo:widows="2" fo:text-indent="0cm" style:auto-text-indent="false"/>
      <style:text-properties officeooo:paragraph-rsid="001ed835"/>
    </style:style>
    <style:style style:name="P22" style:family="paragraph" style:parent-style-name="Text_20_body">
      <style:paragraph-properties fo:margin-left="0cm" fo:margin-right="0cm" fo:orphans="2" fo:widows="2" fo:text-indent="0cm" style:auto-text-indent="false"/>
      <style:text-properties officeooo:paragraph-rsid="00200943"/>
    </style:style>
    <style:style style:name="P23" style:family="paragraph" style:parent-style-name="Standard" style:list-style-name="L12">
      <style:paragraph-properties fo:orphans="2" fo:widows="2"/>
      <style:text-properties officeooo:paragraph-rsid="00200943"/>
    </style:style>
    <style:style style:name="P24" style:family="paragraph" style:parent-style-name="Text_20_body" style:list-style-name="L1">
      <style:text-properties officeooo:paragraph-rsid="001c931b"/>
    </style:style>
    <style:style style:name="P25" style:family="paragraph" style:parent-style-name="Text_20_body" style:list-style-name="L2">
      <style:text-properties officeooo:paragraph-rsid="001c931b"/>
    </style:style>
    <style:style style:name="P26" style:family="paragraph" style:parent-style-name="Text_20_body" style:list-style-name="L3">
      <style:text-properties officeooo:paragraph-rsid="001c931b"/>
    </style:style>
    <style:style style:name="P27" style:family="paragraph" style:parent-style-name="Text_20_body" style:list-style-name="L4">
      <style:text-properties officeooo:paragraph-rsid="001c931b"/>
    </style:style>
    <style:style style:name="P28" style:family="paragraph" style:parent-style-name="Text_20_body" style:list-style-name="L5">
      <style:text-properties officeooo:paragraph-rsid="001d8e32"/>
    </style:style>
    <style:style style:name="P29" style:family="paragraph" style:parent-style-name="Text_20_body" style:list-style-name="L6">
      <style:text-properties officeooo:paragraph-rsid="001d8e32"/>
    </style:style>
    <style:style style:name="P30" style:family="paragraph" style:parent-style-name="Text_20_body" style:list-style-name="L7">
      <style:text-properties officeooo:paragraph-rsid="001c931b"/>
    </style:style>
    <style:style style:name="P31" style:family="paragraph" style:parent-style-name="Text_20_body" style:list-style-name="L8">
      <style:paragraph-properties fo:orphans="2" fo:widows="2"/>
    </style:style>
    <style:style style:name="P32" style:family="paragraph" style:parent-style-name="Text_20_body" style:list-style-name="L9">
      <style:paragraph-properties fo:orphans="2" fo:widows="2"/>
      <style:text-properties officeooo:paragraph-rsid="00226651"/>
    </style:style>
    <style:style style:name="P33" style:family="paragraph" style:parent-style-name="Text_20_body" style:list-style-name="L11">
      <style:paragraph-properties fo:orphans="2" fo:widows="2"/>
      <style:text-properties officeooo:paragraph-rsid="001d8e32"/>
    </style:style>
    <style:style style:name="P34" style:family="paragraph" style:parent-style-name="Text_20_body" style:list-style-name="L13">
      <style:paragraph-properties fo:orphans="2" fo:widows="2"/>
      <style:text-properties officeooo:paragraph-rsid="001d8e32"/>
    </style:style>
    <style:style style:name="P35" style:family="paragraph" style:parent-style-name="Text_20_body" style:list-style-name="L10">
      <style:text-properties officeooo:paragraph-rsid="00226651"/>
    </style:style>
    <style:style style:name="P36" style:family="paragraph" style:parent-style-name="Text_20_body" style:list-style-name="L14">
      <style:text-properties officeooo:rsid="0029bc7f" officeooo:paragraph-rsid="0029bc7f"/>
    </style:style>
    <style:style style:name="P37" style:family="paragraph" style:parent-style-name="Text_20_body" style:list-style-name="L15">
      <style:text-properties officeooo:rsid="002df295" officeooo:paragraph-rsid="002df295"/>
    </style:style>
    <style:style style:name="P38" style:family="paragraph" style:parent-style-name="Text_20_body" style:list-style-name="L16">
      <style:text-properties officeooo:rsid="002b8a89" officeooo:paragraph-rsid="002b8a89"/>
    </style:style>
    <style:style style:name="P39" style:family="paragraph" style:parent-style-name="Text_20_body" style:list-style-name="L17">
      <style:text-properties officeooo:rsid="003412ac" officeooo:paragraph-rsid="003412ac"/>
    </style:style>
    <style:style style:name="P40" style:family="paragraph" style:parent-style-name="Text_20_body">
      <style:text-properties officeooo:rsid="003412ac" officeooo:paragraph-rsid="003412ac"/>
    </style:style>
    <style:style style:name="P41" style:family="paragraph" style:parent-style-name="Heading_20_2">
      <style:paragraph-properties fo:break-before="page"/>
    </style:style>
    <style:style style:name="P42" style:family="paragraph" style:parent-style-name="Heading_20_2">
      <style:paragraph-properties fo:break-before="page"/>
      <style:text-properties officeooo:rsid="001c931b" officeooo:paragraph-rsid="001c931b"/>
    </style:style>
    <style:style style:name="P43" style:family="paragraph" style:parent-style-name="Heading_20_2">
      <style:paragraph-properties fo:break-before="page"/>
      <style:text-properties officeooo:rsid="002df295" officeooo:paragraph-rsid="002df295"/>
    </style:style>
    <style:style style:name="P44" style:family="paragraph" style:parent-style-name="Title">
      <style:text-properties officeooo:rsid="00399aea" officeooo:paragraph-rsid="00399aea"/>
    </style:style>
    <style:style style:name="P45" style:family="paragraph" style:parent-style-name="Title">
      <style:text-properties fo:font-size="48pt" style:font-size-asian="48pt" style:font-size-complex="48pt"/>
    </style:style>
    <style:style style:name="P46" style:family="paragraph" style:parent-style-name="Subtitle">
      <style:text-properties officeooo:rsid="00399aea" officeooo:paragraph-rsid="00399aea"/>
    </style:style>
    <style:style style:name="P47" style:family="paragraph" style:parent-style-name="Footer">
      <style:text-properties officeooo:rsid="00399aea" officeooo:paragraph-rsid="00399aea"/>
    </style:style>
    <style:style style:name="T1" style:family="text">
      <style:text-properties officeooo:rsid="001c931b"/>
    </style:style>
    <style:style style:name="T2" style:family="text">
      <style:text-properties fo:font-variant="normal" fo:text-transform="none" fo:color="#6f42c1" style:font-name="SFMono-Regular" fo:font-size="9pt" fo:letter-spacing="normal" fo:font-style="normal" fo:font-weight="normal"/>
    </style:style>
    <style:style style:name="T3" style:family="text">
      <style:text-properties fo:font-variant="normal" fo:text-transform="none" fo:color="#6f42c1" style:font-name="SFMono-Regular" fo:font-size="9pt" fo:letter-spacing="normal" fo:font-style="normal" fo:font-weight="normal" officeooo:rsid="001d8e32"/>
    </style:style>
    <style:style style:name="T4" style:family="text">
      <style:text-properties fo:font-variant="normal" fo:text-transform="none" fo:color="#6f42c1" style:font-name="SFMono-Regular" fo:font-size="9pt" fo:letter-spacing="normal" fo:font-style="normal" fo:font-weight="normal" officeooo:rsid="001ed835"/>
    </style:style>
    <style:style style:name="T5" style:family="text">
      <style:text-properties fo:font-variant="normal" fo:text-transform="none" fo:color="#6f42c1" style:font-name="SFMono-Regular" fo:font-size="9pt" fo:letter-spacing="normal" fo:font-style="normal" fo:font-weight="normal" officeooo:rsid="0020f690"/>
    </style:style>
    <style:style style:name="T6" style:family="text">
      <style:text-properties fo:font-variant="normal" fo:text-transform="none" fo:color="#6f42c1" style:font-name="SFMono-Regular" fo:font-size="9pt" fo:letter-spacing="normal" fo:font-style="normal" fo:font-weight="normal" officeooo:rsid="0029935b"/>
    </style:style>
    <style:style style:name="T7" style:family="text">
      <style:text-properties fo:font-variant="normal" fo:text-transform="none" fo:color="#24292e" style:font-name="SFMono-Regular" fo:font-size="9pt" fo:letter-spacing="normal" fo:font-style="normal" fo:font-weight="normal"/>
    </style:style>
    <style:style style:name="T8" style:family="text">
      <style:text-properties fo:font-variant="normal" fo:text-transform="none" fo:color="#24292e" style:font-name="SFMono-Regular" fo:font-size="9pt" fo:letter-spacing="normal" fo:font-style="normal" fo:font-weight="normal" officeooo:rsid="001d8e32"/>
    </style:style>
    <style:style style:name="T9" style:family="text">
      <style:text-properties fo:font-variant="normal" fo:text-transform="none" fo:color="#24292e" style:font-name="SFMono-Regular" fo:font-size="9pt" fo:letter-spacing="normal" fo:font-style="normal" fo:font-weight="normal" officeooo:rsid="001ed835"/>
    </style:style>
    <style:style style:name="T10" style:family="text">
      <style:text-properties fo:font-variant="normal" fo:text-transform="none" fo:color="#24292e" style:font-name="SFMono-Regular" fo:font-size="9pt" fo:letter-spacing="normal" fo:font-style="normal" fo:font-weight="normal" officeooo:rsid="0020f690"/>
    </style:style>
    <style:style style:name="T11" style:family="text">
      <style:text-properties fo:font-variant="normal" fo:text-transform="none" fo:color="#24292e" style:font-name="SFMono-Regular" fo:font-size="9pt" fo:letter-spacing="normal" fo:font-style="normal" fo:font-weight="normal" officeooo:rsid="0029935b"/>
    </style:style>
    <style:style style:name="T12" style:family="text">
      <style:text-properties fo:font-variant="normal" fo:text-transform="none" fo:color="#24292e" fo:letter-spacing="normal"/>
    </style:style>
    <style:style style:name="T13" style:family="text">
      <style:text-properties fo:font-variant="normal" fo:text-transform="none" fo:color="#e36209" style:font-name="SFMono-Regular" fo:font-size="9pt" fo:letter-spacing="normal" fo:font-style="normal" fo:font-weight="normal"/>
    </style:style>
    <style:style style:name="T14" style:family="text">
      <style:text-properties fo:font-variant="normal" fo:text-transform="none" fo:color="#e36209" style:font-name="SFMono-Regular" fo:font-size="9pt" fo:letter-spacing="normal" fo:font-style="normal" fo:font-weight="normal" officeooo:rsid="001ed835"/>
    </style:style>
    <style:style style:name="T15" style:family="text">
      <style:text-properties fo:font-variant="normal" fo:text-transform="none" fo:color="#d73a49" style:font-name="SFMono-Regular" fo:font-size="9pt" fo:letter-spacing="normal" fo:font-style="normal" fo:font-weight="normal"/>
    </style:style>
    <style:style style:name="T16" style:family="text">
      <style:text-properties fo:font-weight="normal" officeooo:rsid="001ed835" style:font-weight-asian="normal" style:font-weight-complex="normal"/>
    </style:style>
    <style:style style:name="T17" style:family="text">
      <style:text-properties fo:font-weight="normal" officeooo:rsid="00200943" style:font-weight-asian="normal" style:font-weight-complex="normal"/>
    </style:style>
    <style:style style:name="T18" style:family="text">
      <style:text-properties officeooo:rsid="001d8e32"/>
    </style:style>
    <style:style style:name="T19" style:family="text">
      <style:text-properties officeooo:rsid="001ed835"/>
    </style:style>
    <style:style style:name="T20" style:family="text">
      <style:text-properties officeooo:rsid="0020f690"/>
    </style:style>
    <style:style style:name="T21" style:family="text">
      <style:text-properties officeooo:rsid="00226651"/>
    </style:style>
    <style:style style:name="T22" style:family="text">
      <style:text-properties officeooo:rsid="0025d5ac"/>
    </style:style>
    <style:style style:name="T23" style:family="text">
      <style:text-properties officeooo:rsid="0027cc88"/>
    </style:style>
    <style:style style:name="T24" style:family="text">
      <style:text-properties officeooo:rsid="0029935b"/>
    </style:style>
    <style:style style:name="T25" style:family="text">
      <style:text-properties officeooo:rsid="0029bc7f"/>
    </style:style>
    <style:style style:name="T26" style:family="text">
      <style:text-properties officeooo:rsid="002e2e07"/>
    </style:style>
    <style:style style:name="T27" style:family="text">
      <style:text-properties officeooo:rsid="002f150f"/>
    </style:style>
    <style:style style:name="T28" style:family="text">
      <style:text-properties officeooo:rsid="00316a66"/>
    </style:style>
    <style:style style:name="T29" style:family="text">
      <style:text-properties officeooo:rsid="0037159c"/>
    </style:style>
    <style:style style:name="T30" style:family="text">
      <style:text-properties officeooo:rsid="00388a4f"/>
    </style:style>
    <style:style style:name="T31" style:family="text">
      <style:text-properties officeooo:rsid="00399aea"/>
    </style:style>
    <style:style style:name="T32" style:family="text">
      <style:text-properties officeooo:rsid="003b3bd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P44"/>
      <text:p text:style-name="P44"/>
      <text:p text:style-name="P44"/>
      <text:p text:style-name="P45">Rapport final</text:p>
      <text:p text:style-name="P45">Map Reduce v.0</text:p>
      <text:p text:style-name="P46">Martin Dubois / Yannis Mehidi</text:p>
      <text:p text:style-name="P45"/>
      <text:h text:style-name="P41" text:outline-level="2">Architecture</text:h>
      <text:p text:style-name="P1"/>
      <text:p text:style-name="P1">Ordo.Daemon_dataNode : Serveur RMI tournant sur toutes les machines, il peut lancer les méthodes Map(), Reduce(), envoyerVers() et recevoir().</text:p>
      <text:p text:style-name="P1"/>
      <text:p text:style-name="P1">Ordo.Job : Le client RMI <text:span text:style-name="T21">qui appelle les différentes méthodes des Daemon_dataNode à distance.</text:span></text:p>
      <text:p text:style-name="P1"/>
      <text:p text:style-name="P1">Ordo.SlaveMap, Ordo.SlaveEnvoyerVers, Ordo.SlaveRecevoir : Threads utilisés par Job permettant l’envoi de requêtes RMI en parallèle.</text:p>
      <text:p text:style-name="P1"/>
      <text:p text:style-name="P1">Formats.KVFormat : Permet la lecture et l’écriture de fichiers de type KV, c’est à dire un fichier où chaque ligne contient une clé et sa valeur associée. <text:s/><text:span text:style-name="T22">Ces fichiers doivent se trouver dans hdp/data.</text:span></text:p>
      <text:p text:style-name="P1"/>
      <text:p text:style-name="P2">Formats.LineFormat : Permet la lecture et l’écriture de fichiers de type ligne, c’est à dire un texte. <text:span text:style-name="T22">Ces fichiers doivent se trouver dans hdp/data.</text:span></text:p>
      <text:p text:style-name="P1"/>
      <text:p text:style-name="P1">Config.Project : Contient le PATH du projet, <text:span text:style-name="T23">utilisé notamment par les formats pour savoir où aller chercher les fichiers.</text:span></text:p>
      <text:p text:style-name="P3"/>
      <text:p text:style-name="P3">Ordo.InterfaceMapReduce : Permet de lancer un interpréteur de commande qui se charge de lancer les daemons à la place de l’utilisateur. Cet interpréteur permet l’utilisation de MapReduce.</text:p>
      <text:p text:style-name="P3"/>
      <text:p text:style-name="P3">Ordo.Hidoop_lancement : Permet de lancer un interpréteur de commande qui se charge de lancer les daemons, clients et serveurs à la place de l’utilisateur. Cet interpréteur combine MapReduce et Hdfs et permet leur utilisateur conjointe.</text:p>
      <text:p text:style-name="P3"/>
      <text:p text:style-name="P4"><text:span text:style-name="T24">Ordo.</text:span>Callback : <text:span text:style-name="T24">P</text:span>ermet de savoir quand on a fini <text:span text:style-name="T24">d’exécuter</text:span> une <text:span text:style-name="T24">méthode</text:span> remote mais il n'est pas utilisé car <text:s/>on utilise <text:span text:style-name="T24">la méthode </text:span><text:span text:style-name="T6">join</text:span><text:span text:style-name="T11">()</text:span> pour le remplacer. </text:p>
      <text:h text:style-name="P42" text:outline-level="2">Opérations essentielles</text:h>
      <text:p text:style-name="P5"/>
      <text:p text:style-name="P9">Daemon_dataNode : <text:span text:style-name="T22">(Serveur RMI )</text:span></text:p>
      <text:list xml:id="list4438558563291868908" text:style-name="L1">
        <text:list-item>
          <text:p text:style-name="P24"><text:span text:style-name="T2">runMap</text:span><text:span text:style-name="T7">(MapReduce </text:span><text:span text:style-name="T13">m</text:span><text:span text:style-name="T7">, Format </text:span><text:span text:style-name="T13">reader</text:span><text:span text:style-name="T7">, Format </text:span><text:span text:style-name="T13">writer</text:span><text:span text:style-name="T7">, CallBack </text:span><text:span text:style-name="T13">cb</text:span><text:span text:style-name="T7">)</text:span><text:span text:style-name="T2"> </text:span><text:s/><text:span text:style-name="T1">() </text:span></text:p>
        </text:list-item>
      </text:list>
      <text:p text:style-name="P5"><text:tab/><text:tab/><text:span text:style-name="T1">Permet de lancer map en local en suivant les instructions du MapReduce fournit en argument. Le fichier est lu en suivant les instructions du reader et le résultat est écrit en suivant celles du writer.</text:span></text:p>
      <text:list xml:id="list8005727412427527873" text:style-name="L2">
        <text:list-item>
          <text:p text:style-name="P25"><text:span text:style-name="T2">runReduce</text:span><text:span text:style-name="T7">(MapReduce </text:span><text:span text:style-name="T13">m</text:span><text:span text:style-name="T7">, Format </text:span><text:span text:style-name="T13">reader</text:span><text:span text:style-name="T7">, Format </text:span><text:span text:style-name="T13">writer</text:span><text:span text:style-name="T7">, CallBack </text:span><text:span text:style-name="T13">cb</text:span><text:span text:style-name="T7">)</text:span><text:span text:style-name="T2"> </text:span><text:s/><text:span text:style-name="T1">() </text:span></text:p>
        </text:list-item>
      </text:list>
      <text:p text:style-name="P5"><text:tab/><text:tab/><text:span text:style-name="T1">Permet de lancer reduce en local en suivant les instructions du ‘MapReduce’ fournit en argument. Le fichier est lu en suivant les instructions du ‘reader’ et le résultat est écrit en suivant celles du ‘writer’.</text:span></text:p>
      <text:list xml:id="list1546407059945824804" text:style-name="L3">
        <text:list-item>
          <text:p text:style-name="P26"><text:span text:style-name="T2">envoyerVers</text:span><text:span text:style-name="T7">(String </text:span><text:span text:style-name="T13">addr</text:span><text:span text:style-name="T7">,</text:span><text:span text:style-name="T15">int</text:span><text:span text:style-name="T7"> </text:span><text:span text:style-name="T13">port</text:span><text:span text:style-name="T7">,String </text:span><text:span text:style-name="T13">name</text:span><text:span text:style-name="T7">)</text:span><text:span text:style-name="T2"> </text:span><text:s/><text:span text:style-name="T1">()</text:span></text:p>
        </text:list-item>
      </text:list>
      <text:p text:style-name="P5"><text:tab/><text:tab/><text:span text:style-name="T1">Permet d’envoyer un fichier de nom ‘name’ en utilisant des sockets à l’adresse ‘addr:port’. Cette méthode est utilisée pour envoyer le résultat du RunMap() vers le reducer.</text:span></text:p>
      <text:list xml:id="list3636593159112244166" text:style-name="L4">
        <text:list-item>
          <text:p text:style-name="P27"><text:span text:style-name="T2">recevoir</text:span><text:span text:style-name="T7">(</text:span><text:span text:style-name="T15">int</text:span><text:span text:style-name="T12"> </text:span><text:span text:style-name="T13">nbData</text:span><text:span text:style-name="T7">,</text:span><text:span text:style-name="T15">int</text:span><text:span text:style-name="T12"> </text:span><text:span text:style-name="T13">port</text:span><text:span text:style-name="T7">,String</text:span><text:span text:style-name="T12"> </text:span><text:span text:style-name="T13">fname</text:span><text:span text:style-name="T7">)</text:span> <text:span text:style-name="T1">()</text:span></text:p>
        </text:list-item>
      </text:list>
      <text:p text:style-name="P5"><text:tab/><text:tab/><text:span text:style-name="T1">Permet de recevoir un fichier fragmenté en ‘nbData’ morceaux et de le reconstituer en un fichier ‘fname’ en utilisant des sockets sur le port ‘port’.</text:span></text:p>
      <text:p text:style-name="P5"/>
      <text:p text:style-name="P9">Job : <text:span text:style-name="T22">(Client RMI )</text:span></text:p>
      <text:list xml:id="list5311284081827321751" text:style-name="L5">
        <text:list-item>
          <text:p text:style-name="P28"><text:span text:style-name="T2">setInputFname</text:span><text:span text:style-name="T7">(String</text:span><text:span text:style-name="T12"> </text:span><text:span text:style-name="T13">fname</text:span><text:span text:style-name="T7">)</text:span> </text:p>
        </text:list-item>
      </text:list>
      <text:p text:style-name="P6"><text:tab/><text:tab/><text:span text:style-name="T18">Permet de saisir le nom fichier que l’on a fragmenté et que l’on souhaite traité (attention comme mapreduce traite plusieurs fichiers les fichiers réels doivent s’appeler ‘fname.i’ où i est <text:s/>le numéro du fragment).</text:span></text:p>
      <text:list xml:id="list1762010412325384517" text:style-name="L6">
        <text:list-item>
          <text:p text:style-name="P29"><text:span text:style-name="T2">setDataNode</text:span><text:span text:style-name="T7">(</text:span><text:span text:style-name="T15">Hashtable&lt;</text:span><text:span text:style-name="T7">Integer</text:span><text:span text:style-name="T15">, </text:span><text:span text:style-name="T7">Inet4Address</text:span><text:span text:style-name="T15">&gt;</text:span><text:span text:style-name="T12"> </text:span><text:span text:style-name="T13">t</text:span><text:span text:style-name="T7">)</text:span> </text:p>
        </text:list-item>
      </text:list>
      <text:p text:style-name="Text_20_body"><text:tab/><text:tab/><text:span text:style-name="T18">Permet de donner la liste des adresses des dataNodes et leurs fragments associés (le i vu dans la fonction <text:s/></text:span><text:span text:style-name="T3">setInputFname()</text:span>.</text:p>
      <text:list xml:id="list5757186260004963899" text:style-name="L7">
        <text:list-item>
          <text:p text:style-name="P30"><text:span text:style-name="T2">setReducer</text:span><text:span text:style-name="T7">(String</text:span><text:span text:style-name="T12"> </text:span><text:span text:style-name="T13">hostname</text:span><text:span text:style-name="T7">)</text:span></text:p>
        </text:list-item>
      </text:list>
      <text:p text:style-name="Text_20_body"><text:span text:style-name="T7"><text:tab/><text:tab/></text:span>Permet de donner <text:span text:style-name="T18">l’adresse du Reducer.</text:span></text:p>
      <text:list xml:id="list86568328176696518" text:style-name="L8">
        <text:list-item>
          <text:p text:style-name="P31"><text:span text:style-name="T2">startJob</text:span><text:span text:style-name="T12"> </text:span><text:span text:style-name="T7">(MapReduce</text:span><text:span text:style-name="T12"> </text:span><text:span text:style-name="T13">mr</text:span><text:span text:style-name="T7">)</text:span> </text:p>
        </text:list-item>
      </text:list>
      <text:p text:style-name="P19"><text:tab/><text:tab/><text:span text:style-name="T18">Permet de lancer un nouveau Job en utilisant les méthodes de MapReduce du MapReducer fourni en arguments. Attention ! Avant de lancer un job il faut donner le reducer, les dataNodes et un inputFname.</text:span></text:p>
      <text:p text:style-name="P20"><text:soft-page-break/></text:p>
      <text:p text:style-name="P8">Format : <text:span text:style-name="T22">(Permet l’écriture/lecture de fichiers)</text:span></text:p>
      <text:list xml:id="list5553127302916278624" text:style-name="L9">
        <text:list-item>
          <text:p text:style-name="P32"><text:span text:style-name="T2">setFname</text:span><text:span text:style-name="T7">(String</text:span><text:span text:style-name="T12"> </text:span><text:span text:style-name="T13">fname</text:span><text:span text:style-name="T7">)</text:span></text:p>
        </text:list-item>
      </text:list>
      <text:p text:style-name="P7"><text:span text:style-name="T7"><text:tab/><text:tab/></text:span>Permet de donner le nom du fichier à lire/écrire, <text:span text:style-name="T32">on peut d'ailleurs mettre le PATH du fichier avant son nom : ../data/test.txt par exemple</text:span>. <text:span text:style-name="T32">Attention ! Il faut utiliser cette methode avant toute utilisation des formats sinon on ne sait pas où aller chercher le fichier et quel est son nom.</text:span></text:p>
      <text:list xml:id="list5807919434459495007" text:style-name="L10">
        <text:list-item>
          <text:p text:style-name="P35"><text:span text:style-name="T2">open</text:span><text:span text:style-name="T7">(OpenMode</text:span><text:span text:style-name="T12"> </text:span><text:span text:style-name="T13">mode</text:span><text:span text:style-name="T7">)</text:span> </text:p>
        </text:list-item>
      </text:list>
      <text:p text:style-name="P21"><text:tab/><text:tab/><text:span text:style-name="T19">Permet d’ouvrir un fichier en lecture : </text:span><text:span text:style-name="T4">open</text:span><text:span text:style-name="T9">(OpenMode</text:span><text:span text:style-name="T14">.R</text:span><text:span text:style-name="T9">)</text:span><text:span text:style-name="T19"> ou en lecture </text:span><text:span text:style-name="T4">open</text:span><text:span text:style-name="T9">(OpenMode</text:span><text:span text:style-name="T14">.W)</text:span><text:span text:style-name="T19">.</text:span></text:p>
      <text:list xml:id="list4446397053851952816" text:style-name="L11">
        <text:list-item>
          <text:p text:style-name="P33"><text:span text:style-name="T2">close</text:span><text:span text:style-name="T7">()</text:span> </text:p>
        </text:list-item>
      </text:list>
      <text:p text:style-name="P22"><text:tab/><text:tab/><text:span text:style-name="T19">Permet de fermer un fichier précédemment ouvert, à utilisé après avoir fini de traiter un fichier </text:span><text:span text:style-name="T16">dans son ensemble</text:span><text:span text:style-name="T17"> </text:span><text:span text:style-name="T16">.</text:span></text:p>
      <text:list xml:id="list6922431691711472066" text:style-name="L12">
        <text:list-item>
          <text:p text:style-name="P23"><text:span text:style-name="T2">read</text:span> <text:span text:style-name="T18">()</text:span></text:p>
        </text:list-item>
      </text:list>
      <text:p text:style-name="Text_20_body"><text:tab/><text:tab/><text:span text:style-name="T18">Permet de lire une ligne du fichier dont le nom est précisé avec la fonction <text:s/></text:span><text:span text:style-name="T3">setFname</text:span><text:span text:style-name="T4">() </text:span>et de renvoyer le KV lu.</text:p>
      <text:list xml:id="list9066714974580219826" text:style-name="L13">
        <text:list-item>
          <text:p text:style-name="P34"><text:span text:style-name="T2">write</text:span><text:span text:style-name="T7">(KV</text:span><text:span text:style-name="T12"> </text:span><text:span text:style-name="T13">record</text:span><text:span text:style-name="T7">)</text:span></text:p>
        </text:list-item>
      </text:list>
      <text:p text:style-name="Text_20_body"><text:span text:style-name="T7"><text:tab/><text:tab/></text:span>Permet d’<text:span text:style-name="T20">écrire ‘record’ dans </text:span>une ligne du fichier dont le nom est précisé avec la fonction<text:span text:style-name="T8"> </text:span><text:span text:style-name="T3">setFname</text:span><text:span text:style-name="T4">()</text:span>. <text:span text:style-name="T20">Tant que le fichier n’est pas fermé par </text:span><text:span text:style-name="T5">close</text:span><text:span text:style-name="T10">()</text:span><text:span text:style-name="T20"> cette écriture ajouter ‘record’ à la fin du fichier.</text:span></text:p>
      <text:h text:style-name="P42" text:outline-level="2">Points délicats</text:h>
      <text:list xml:id="list726096118957528482" text:style-name="L14">
        <text:list-item>
          <text:p text:style-name="P36">Gestion d’exceptions pour savoir si l’exécution de map reduce se passe correctement :</text:p>
        </text:list-item>
      </text:list>
      <text:p text:style-name="P10"><text:tab/><text:tab/><text:span text:style-name="T25">Des exceptions peuvent levés un peu partout dans Job et donc bloquer l’éxécution en cas d’erreur mais dans les cas où l’on invoque des Threads avec la méthode start() ou run() <text:s/>on ne peut pas retourner d’exceptions pour notifier Job qu’une erreur s’est produite. </text:span></text:p>
      <text:p text:style-name="P10"><text:tab/><text:tab/><text:span text:style-name="T25">Nous n’avons pas trouver de solutions à ce problème donc si une erreur se produit dans un Thread un message d’erreur s’affiche pour que l’utilisateur se rende compte qu’une erreur s’est produite, cependant l’exécution continue.</text:span></text:p>
      <text:p text:style-name="P10"/>
      <text:list xml:id="list8530340676452426855" text:style-name="L15">
        <text:list-item>
          <text:p text:style-name="P37">Le lancement des daemons à distance : (ssh <text:a xlink:type="simple" xlink:href="mailto:user@machine" text:style-name="Internet_20_link" text:visited-style-name="Visited_20_Internet_20_Link">user@machine</text:a> commande)</text:p>
        </text:list-item>
      </text:list>
      <text:p text:style-name="P12"><text:tab/><text:tab/>Ce point a été difficile car il faut lancer les commandes bash depuis java et la syntaxe n'était pas très claire. </text:p>
      <text:p text:style-name="P12"><text:tab/><text:tab/>Ce problème a été résolu entièrement en utilisant RunTime.exec() et en faisant un ssh <text:a xlink:type="simple" xlink:href="mailto:user@machine" text:style-name="Internet_20_link" text:visited-style-name="Visited_20_Internet_20_Link">user@machine</text:a> cd PATH &amp;&amp; java Daemon aulieu d'un simple ssh <text:a xlink:type="simple" xlink:href="mailto:user@machine" text:style-name="Internet_20_link" text:visited-style-name="Visited_20_Internet_20_Link">user@machine</text:a> java Daemon.</text:p>
      <text:p text:style-name="P10"/>
      <text:list xml:id="list6110783632392454082" text:style-name="L16">
        <text:list-item>
          <text:p text:style-name="P38">La combinaison de Hdfs et MapReduce :</text:p>
        </text:list-item>
      </text:list>
      <text:p text:style-name="P11"><text:tab/><text:tab/>La combinaison est délicate car les deux systèmes ont leurs spécificités,par exemple Hdfs renvoi des Inet4Adress et MapReduce prend des Hostname sous forme de String.</text:p>
      <text:p text:style-name="P11"><text:tab/><text:tab/>Ce problème à été résolu en faisant les conversions nécessaire dans Hidoop_lancement ainsi qu’en changeant quelques parties de code de Hdfs et MapReduce quand une simple conversion n’est pas possible.</text:p>
      <text:p text:style-name="P11"/>
      <text:list xml:id="list8066351677605237144" text:style-name="L17">
        <text:list-item>
          <text:p text:style-name="P39">Le lancement de plusieurs commandes à la suite :</text:p>
        </text:list-item>
      </text:list>
      <text:p text:style-name="P18"><text:tab/><text:tab/>Il arrive qu'il ne soit pas possible de lancer un nouveau MapReduce à la suite d'un autre, le programme plante au niveau de la reception. <text:span text:style-name="T30">Nous avons essayer de nombreuses méthodes pour résoudre ce bug.</text:span></text:p>
      <text:p text:style-name="P18"><text:tab/><text:tab/><text:span text:style-name="T29">Ce bug était causé par la socket serveur du reducer qui n'était jamais fermé, ce bug a été corrigé.</text:span></text:p>
      <text:h text:style-name="P43" text:outline-level="2">Performances</text:h>
      <text:p text:style-name="P13"><text:span text:style-name="T26">Pour</text:span> un fichier test.txt0 <text:span text:style-name="T28">fragmenté en 81 parties </text:span>contenant 728.597 mots (<text:bookmark text:name="js-count-characters"/>4.345.246 caractères) <text:span text:style-name="T26">il faut :</text:span></text:p>
      <text:p text:style-name="P14"><text:span text:style-name="T26"><text:tab/>- 4944 ms avec 1 DataNode (2608/4178/4604/8533/4799</text:span><text:bookmark text:name="cwos1"/><text:span text:style-name="T26">)</text:span></text:p>
      <text:p text:style-name="P14"><text:tab/>- 5224<text:span text:style-name="T26"> <text:s/>ms avec 2 DataNodes (5707/8672/2540 /4585/4618)</text:span></text:p>
      <text:p text:style-name="P14"><text:tab/>- 1678 <text:span text:style-name="T27">ms avec 4 DataNodes (3450/1394/1373/777/1396) </text:span></text:p>
      <text:p text:style-name="P14"/>
      <text:p text:style-name="P15">Pour un fichier filesample.txt fragmenté en 4 parties contenant 79.784 mots (431.256 caractères) il faut :</text:p>
      <text:p text:style-name="P15"><text:tab/><text:span text:style-name="T26">- </text:span>3733<text:span text:style-name="T26"> ms avec 1 DataNode (</text:span>3248/4219<text:span text:style-name="T26">)</text:span></text:p>
      <text:p text:style-name="P16"><text:tab/>- <text:span text:style-name="T28">1798 <text:s/>ms avec 2 DataNodes (2323/1273)</text:span></text:p>
      <text:p text:style-name="P16"><text:tab/>- <text:span text:style-name="T28">375</text:span> <text:span text:style-name="T27">ms avec 4 DataNodes (427/323) </text:span></text:p>
      <text:p text:style-name="P16"/>
      <text:p text:style-name="P17">Pour vérifier que les résultats sont corrects nous avons utiliser le site <text:a xlink:type="simple" xlink:href="https://www.browserling.com/tools/word-frequency" text:style-name="Internet_20_link" text:visited-style-name="Visited_20_Internet_20_Link">https://www.browserling.com/tools/word-frequency</text:a> qui compte le nombre d'occurences des mots d'un texte. Le résultat n'est pas exectement le même car le MapReduce fournit compte (,and), (and) et (''and) comme trois mots différents. Cependant les résultats ont un ordre de grandeur similaire, on peut donc dire que le résultat est correct, pour le fichier de petite taille (filesample.txt) et <text:s/>celui de grande taille (test.txt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FMono-Regular" svg:font-family="SFMono-Regular, Consolas, 'Liberation Mono', Menlo, Courier,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399aea" officeooo:paragraph-rsid="00399aea"/>
    </style:style>
    <style:style style:name="MT1" style:family="text">
      <style:text-properties officeooo:rsid="00399ae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text:tab/><text:span text:style-name="MT1">Rapport final <text:s/>- Map Reduce v.0</text:span></text:p>
      </style:header>
      <style:footer>
        <text:p text:style-name="MP1">Martin Dubois / Yannis Mehidi<text:tab/><text:tab/><text:page-number text:select-page="current">6</text:page-number>/<text:page-count>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5T10:19:31.347000000</meta:creation-date>
    <dc:date>2019-01-15T18:08:30.724484661</dc:date>
    <meta:editing-duration>PT2H13M53S</meta:editing-duration>
    <meta:editing-cycles>25</meta:editing-cycles>
    <meta:generator>LibreOffice/4.3.3.2$Linux_X86_64 LibreOffice_project/430m0$Build-2</meta:generator>
    <dc:creator>'Dubois Martin'</dc:creator>
    <meta:document-statistic meta:table-count="0" meta:image-count="0" meta:object-count="0" meta:page-count="6" meta:paragraph-count="68" meta:word-count="1101" meta:character-count="6977" meta:non-whitespace-character-count="5886"/>
  </office:meta>
</office:document-meta>
</file>